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1.19pt" fo:break-before="auto" style:use-optimal-row-height="false"/>
    </style:style>
    <style:style style:name="ro3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61">
      <style:table-cell-properties fo:border="0.06pt solid #000000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5" table:default-cell-style-name="Default"/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2"/>
          <table:table-cell table:style-name="ce3" office:value-type="string" calcext:value-type="string">
            <text:p>For Lagrange</text:p>
          </table:table-cell>
          <table:table-cell table:style-name="ce3" office:value-type="string" calcext:value-type="string">
            <text:p>f(x)=1/(1+25x^2)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1" office:value-type="string" calcext:value-type="string">
            <text:p>S.No.</text:p>
          </table:table-cell>
          <table:table-cell table:style-name="ce1" office:value-type="string" calcext:value-type="string">
            <text:p>XX(POINTS AT WHICH INTERPOLATION IS NEEDED)</text:p>
          </table:table-cell>
          <table:table-cell table:style-name="ce1" office:value-type="string" calcext:value-type="string">
            <text:p>YY(true value as per the function)</text:p>
          </table:table-cell>
          <table:table-cell table:style-name="ce1" office:value-type="string" calcext:value-type="string">
            <text:p>Error as per Lagrange 4 order</text:p>
          </table:table-cell>
          <table:table-cell table:style-name="ce1" office:value-type="string" calcext:value-type="string">
            <text:p>Error as per Lagrange 9 order</text:p>
          </table:table-cell>
          <table:table-cell table:style-name="ce1" office:value-type="string" calcext:value-type="string">
            <text:p>Error as per Newton 4 order</text:p>
          </table:table-cell>
          <table:table-cell table:style-name="ce1" office:value-type="string" calcext:value-type="string">
            <text:p>Error as per Newton 9 order</text:p>
          </table:table-cell>
          <table:table-cell table:style-name="ce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930000007152557" calcext:value-type="float">
            <text:p>-0.9300000072</text:p>
          </table:table-cell>
          <table:table-cell table:formula="of:=1/(1+25*[.B4]*[.B4])" office:value-type="float" office:value="0.0442037787732608" calcext:value-type="float">
            <text:p>0.0442037788</text:p>
          </table:table-cell>
          <table:table-cell table:style-name="ce4" office:value-type="float" office:value="0.0442264032045205" calcext:value-type="float">
            <text:p>4.42E-02</text:p>
          </table:table-cell>
          <table:table-cell table:style-name="ce4" office:value-type="float" office:value="0.0442037787732608" calcext:value-type="float">
            <text:p>4.42E-02</text:p>
          </table:table-cell>
          <table:table-cell office:value-type="float" office:value="-0.930000007152557" calcext:value-type="float">
            <text:p>-0.9300000072</text:p>
          </table:table-cell>
          <table:table-cell table:style-name="ce4" office:value-type="float" office:value="0.0324390739221301" calcext:value-type="float">
            <text:p>3.24E-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769999980926514" calcext:value-type="float">
            <text:p>-0.7699999809</text:p>
          </table:table-cell>
          <table:table-cell table:formula="of:=1/(1+25*[.B5]*[.B5])" office:value-type="float" office:value="0.06320114055367" calcext:value-type="float">
            <text:p>0.0632011406</text:p>
          </table:table-cell>
          <table:table-cell table:style-name="ce4" office:value-type="float" office:value="-0.635851850888167" calcext:value-type="float">
            <text:p>-6.36E-01</text:p>
          </table:table-cell>
          <table:table-cell table:style-name="ce4" office:value-type="float" office:value="0.06320114055367" calcext:value-type="float">
            <text:p>6.32E-02</text:p>
          </table:table-cell>
          <table:table-cell office:value-type="float" office:value="-0.769999980926514" calcext:value-type="float">
            <text:p>-0.7699999809</text:p>
          </table:table-cell>
          <table:table-cell office:value-type="float" office:value="0.93851942050303" calcext:value-type="float">
            <text:p>0.93851942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639999985694885" calcext:value-type="float">
            <text:p>-0.6399999857</text:p>
          </table:table-cell>
          <table:table-cell table:formula="of:=1/(1+25*[.B6]*[.B6])" office:value-type="float" office:value="0.0889679751535861" calcext:value-type="float">
            <text:p>0.0889679752</text:p>
          </table:table-cell>
          <table:table-cell office:value-type="float" office:value="-0.146669124960909" calcext:value-type="float">
            <text:p>-0.146669125</text:p>
          </table:table-cell>
          <table:table-cell table:style-name="ce4" office:value-type="float" office:value="0.088967975153586" calcext:value-type="float">
            <text:p>8.90E-02</text:p>
          </table:table-cell>
          <table:table-cell office:value-type="float" office:value="-0.639999985694885" calcext:value-type="float">
            <text:p>-0.6399999857</text:p>
          </table:table-cell>
          <table:table-cell office:value-type="float" office:value="0.811355226229665" calcext:value-type="float">
            <text:p>0.811355226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349999994039536" calcext:value-type="float">
            <text:p>-0.349999994</text:p>
          </table:table-cell>
          <table:table-cell table:formula="of:=1/(1+25*[.B7]*[.B7])" office:value-type="float" office:value="0.246153852474054" calcext:value-type="float">
            <text:p>0.2461538525</text:p>
          </table:table-cell>
          <table:table-cell office:value-type="float" office:value="0.288573448033941" calcext:value-type="float">
            <text:p>0.288573448</text:p>
          </table:table-cell>
          <table:table-cell office:value-type="float" office:value="0.246153852474055" calcext:value-type="float">
            <text:p>0.2461538525</text:p>
          </table:table-cell>
          <table:table-cell office:value-type="float" office:value="-0.349999994039536" calcext:value-type="float">
            <text:p>-0.349999994</text:p>
          </table:table-cell>
          <table:table-cell office:value-type="float" office:value="0.627387267212872" calcext:value-type="float">
            <text:p>0.627387267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30000004172325" calcext:value-type="float">
            <text:p>-0.2300000042</text:p>
          </table:table-cell>
          <table:table-cell table:formula="of:=1/(1+25*[.B8]*[.B8])" office:value-type="float" office:value="0.430570497024964" calcext:value-type="float">
            <text:p>0.430570497</text:p>
          </table:table-cell>
          <table:table-cell office:value-type="float" office:value="0.458082401061986" calcext:value-type="float">
            <text:p>0.4580824011</text:p>
          </table:table-cell>
          <table:table-cell office:value-type="float" office:value="0.430570497024964" calcext:value-type="float">
            <text:p>0.430570497</text:p>
          </table:table-cell>
          <table:table-cell office:value-type="float" office:value="-0.230000004172325" calcext:value-type="float">
            <text:p>-0.2300000042</text:p>
          </table:table-cell>
          <table:table-cell office:value-type="float" office:value="0.670636814930604" calcext:value-type="float">
            <text:p>0.670636814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1/(1+25*[.B9]*[.B9])" office:value-type="float" office:value="1" calcext:value-type="float">
            <text:p>1</text:p>
          </table:table-cell>
          <table:table-cell office:value-type="float" office:value="0.994694960212202" calcext:value-type="float">
            <text:p>0.99469496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69496021220159" calcext:value-type="float">
            <text:p>0.969496021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9999995231628" calcext:value-type="float">
            <text:p>0.1299999952</text:p>
          </table:table-cell>
          <table:table-cell table:formula="of:=1/(1+25*[.B10]*[.B10])" office:value-type="float" office:value="0.702987713032474" calcext:value-type="float">
            <text:p>0.702987713</text:p>
          </table:table-cell>
          <table:table-cell office:value-type="float" office:value="0.710183965500504" calcext:value-type="float">
            <text:p>0.7101839655</text:p>
          </table:table-cell>
          <table:table-cell office:value-type="float" office:value="0.702987713032473" calcext:value-type="float">
            <text:p>0.702987713</text:p>
          </table:table-cell>
          <table:table-cell office:value-type="float" office:value="0.129999995231628" calcext:value-type="float">
            <text:p>0.1299999952</text:p>
          </table:table-cell>
          <table:table-cell office:value-type="float" office:value="0.51955270537935" calcext:value-type="float">
            <text:p>0.519552705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9999990463257" calcext:value-type="float">
            <text:p>0.2599999905</text:p>
          </table:table-cell>
          <table:table-cell table:formula="of:=1/(1+25*[.B11]*[.B11])" office:value-type="float" office:value="0.371747229029126" calcext:value-type="float">
            <text:p>0.371747229</text:p>
          </table:table-cell>
          <table:table-cell office:value-type="float" office:value="0.405083566828482" calcext:value-type="float">
            <text:p>0.4050835668</text:p>
          </table:table-cell>
          <table:table-cell office:value-type="float" office:value="0.371747229029127" calcext:value-type="float">
            <text:p>0.371747229</text:p>
          </table:table-cell>
          <table:table-cell office:value-type="float" office:value="0.259999990463257" calcext:value-type="float">
            <text:p>0.2599999905</text:p>
          </table:table-cell>
          <table:table-cell table:style-name="ce4" office:value-type="float" office:value="0.0353811925027226" calcext:value-type="float">
            <text:p>3.54E-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29999971389771" calcext:value-type="float">
            <text:p>0.5299999714</text:p>
          </table:table-cell>
          <table:table-cell table:formula="of:=1/(1+25*[.B12]*[.B12])" office:value-type="float" office:value="0.124649435276484" calcext:value-type="float">
            <text:p>0.1246494353</text:p>
          </table:table-cell>
          <table:table-cell table:style-name="ce4" office:value-type="float" office:value="0.0812515564939144" calcext:value-type="float">
            <text:p>8.13E-02</text:p>
          </table:table-cell>
          <table:table-cell office:value-type="float" office:value="0.124649435276484" calcext:value-type="float">
            <text:p>0.1246494353</text:p>
          </table:table-cell>
          <table:table-cell office:value-type="float" office:value="0.529999971389771" calcext:value-type="float">
            <text:p>0.5299999714</text:p>
          </table:table-cell>
          <table:table-cell office:value-type="float" office:value="-0.529342573506973" calcext:value-type="float">
            <text:p>-0.52934257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9999990463257" calcext:value-type="float">
            <text:p>0.7599999905</text:p>
          </table:table-cell>
          <table:table-cell table:formula="of:=1/(1+25*[.B13]*[.B13])" office:value-type="float" office:value="0.0647668408983976" calcext:value-type="float">
            <text:p>0.0647668409</text:p>
          </table:table-cell>
          <table:table-cell office:value-type="float" office:value="-0.587082451984224" calcext:value-type="float">
            <text:p>-0.587082452</text:p>
          </table:table-cell>
          <table:table-cell table:style-name="ce4" office:value-type="float" office:value="0.0647668408983976" calcext:value-type="float">
            <text:p>6.48E-02</text:p>
          </table:table-cell>
          <table:table-cell office:value-type="float" office:value="0.759999990463257" calcext:value-type="float">
            <text:p>0.7599999905</text:p>
          </table:table-cell>
          <table:table-cell office:value-type="float" office:value="-0.859795482100155" calcext:value-type="float">
            <text:p>-0.8597954821</text:p>
          </table:table-cell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2"/>
          <table:table-cell table:style-name="ce3" office:value-type="string" calcext:value-type="string">
            <text:p>For Newton</text:p>
          </table:table-cell>
          <table:table-cell table:style-name="ce3" office:value-type="string" calcext:value-type="string">
            <text:p>f(x)=cos(pi*x)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1" office:value-type="string" calcext:value-type="string">
            <text:p>S.No.</text:p>
          </table:table-cell>
          <table:table-cell table:style-name="ce1" office:value-type="string" calcext:value-type="string">
            <text:p>XX(POINTS AT WHICH INTERPOLATION IS NEEDED)</text:p>
          </table:table-cell>
          <table:table-cell table:style-name="ce1" office:value-type="string" calcext:value-type="string">
            <text:p>YY(true value as per the function)</text:p>
          </table:table-cell>
          <table:table-cell table:style-name="ce1" office:value-type="string" calcext:value-type="string">
            <text:p>Error as per Lagrange 4 order</text:p>
          </table:table-cell>
          <table:table-cell table:style-name="ce1" office:value-type="string" calcext:value-type="string">
            <text:p>Error as per Lagrange 9 order</text:p>
          </table:table-cell>
          <table:table-cell table:style-name="ce1" office:value-type="string" calcext:value-type="string">
            <text:p>Error as per Newton 4 order</text:p>
          </table:table-cell>
          <table:table-cell table:style-name="ce1" office:value-type="string" calcext:value-type="string">
            <text:p>Error as per Newton 9 ord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930000007152557" calcext:value-type="float">
            <text:p>-0.9300000072</text:p>
          </table:table-cell>
          <table:table-cell table:formula="of:=COS(3.14*[.B18])" office:value-type="float" office:value="-0.975592589724006" calcext:value-type="float">
            <text:p>-0.9755925897</text:p>
          </table:table-cell>
          <table:table-cell table:style-name="ce4" office:value-type="float" office:value="-0.975569986715988" calcext:value-type="float">
            <text:p>-9.76E-01</text:p>
          </table:table-cell>
          <table:table-cell table:style-name="ce4" office:value-type="float" office:value="-0.975592611147247" calcext:value-type="float">
            <text:p>-9.76E-01</text:p>
          </table:table-cell>
          <table:table-cell office:value-type="float" office:value="-0.987357315998378" calcext:value-type="float">
            <text:p>-0.987357316</text:p>
          </table:table-cell>
          <table:table-cell office:value-type="float" office:value="-0.975592611147247" calcext:value-type="float">
            <text:p>-0.97559261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769999980926514" calcext:value-type="float">
            <text:p>-0.7699999809</text:p>
          </table:table-cell>
          <table:table-cell table:formula="of:=COS(3.14*[.B19])" office:value-type="float" office:value="-0.749299470768052" calcext:value-type="float">
            <text:p>-0.7492994708</text:p>
          </table:table-cell>
          <table:table-cell table:style-name="ce4" office:value-type="float" office:value="-1.44835251570242" calcext:value-type="float">
            <text:p>-1.45E+00</text:p>
          </table:table-cell>
          <table:table-cell table:style-name="ce4" office:value-type="float" office:value="-0.749299524260585" calcext:value-type="float">
            <text:p>-7.49E-01</text:p>
          </table:table-cell>
          <table:table-cell office:value-type="float" office:value="0.126018755688775" calcext:value-type="float">
            <text:p>0.1260187557</text:p>
          </table:table-cell>
          <table:table-cell office:value-type="float" office:value="-0.749299524260585" calcext:value-type="float">
            <text:p>-0.74929952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639999985694885" calcext:value-type="float">
            <text:p>-0.6399999857</text:p>
          </table:table-cell>
          <table:table-cell table:formula="of:=COS(3.14*[.B20])" office:value-type="float" office:value="-0.424856741202419" calcext:value-type="float">
            <text:p>-0.4248567412</text:p>
          </table:table-cell>
          <table:table-cell office:value-type="float" office:value="-0.660493902094906" calcext:value-type="float">
            <text:p>-0.6604939021</text:p>
          </table:table-cell>
          <table:table-cell table:style-name="ce4" office:value-type="float" office:value="-0.424856801980411" calcext:value-type="float">
            <text:p>-4.25E-01</text:p>
          </table:table-cell>
          <table:table-cell office:value-type="float" office:value="0.297530449095667" calcext:value-type="float">
            <text:p>0.2975304491</text:p>
          </table:table-cell>
          <table:table-cell office:value-type="float" office:value="-0.424856801980411" calcext:value-type="float">
            <text:p>-0.4248568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349999994039536" calcext:value-type="float">
            <text:p>-0.349999994</text:p>
          </table:table-cell>
          <table:table-cell table:formula="of:=COS(3.14*[.B21])" office:value-type="float" office:value="0.454487118510274" calcext:value-type="float">
            <text:p>0.4544871185</text:p>
          </table:table-cell>
          <table:table-cell office:value-type="float" office:value="0.496906681364852" calcext:value-type="float">
            <text:p>0.4969066814</text:p>
          </table:table-cell>
          <table:table-cell office:value-type="float" office:value="0.454487085804966" calcext:value-type="float">
            <text:p>0.4544870858</text:p>
          </table:table-cell>
          <table:table-cell office:value-type="float" office:value="0.835720500543783" calcext:value-type="float">
            <text:p>0.8357205005</text:p>
          </table:table-cell>
          <table:table-cell office:value-type="float" office:value="0.454487085804966" calcext:value-type="float">
            <text:p>0.454487085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230000004172325" calcext:value-type="float">
            <text:p>-0.2300000042</text:p>
          </table:table-cell>
          <table:table-cell table:formula="of:=COS(3.14*[.B22])" office:value-type="float" office:value="0.750353256003302" calcext:value-type="float">
            <text:p>0.750353256</text:p>
          </table:table-cell>
          <table:table-cell office:value-type="float" office:value="0.777865144090848" calcext:value-type="float">
            <text:p>0.7778651441</text:p>
          </table:table-cell>
          <table:table-cell office:value-type="float" office:value="0.750353240053825" calcext:value-type="float">
            <text:p>0.7503532401</text:p>
          </table:table-cell>
          <table:table-cell office:value-type="float" office:value="0.990419557959465" calcext:value-type="float">
            <text:p>0.990419558</text:p>
          </table:table-cell>
          <table:table-cell office:value-type="float" office:value="0.750353240053825" calcext:value-type="float">
            <text:p>0.750353240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COS(3.14*[.B23])" office:value-type="float" office:value="1" calcext:value-type="float">
            <text:p>1</text:p>
          </table:table-cell>
          <table:table-cell office:value-type="float" office:value="0.994694960212202" calcext:value-type="float">
            <text:p>0.9946949602</text:p>
          </table:table-cell>
          <table:table-cell office:value-type="float" office:value="1" calcext:value-type="float">
            <text:p>1</text:p>
          </table:table-cell>
          <table:table-cell office:value-type="float" office:value="0.969496021220159" calcext:value-type="float">
            <text:p>0.96949602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9999995231628" calcext:value-type="float">
            <text:p>0.1299999952</text:p>
          </table:table-cell>
          <table:table-cell table:formula="of:=COS(3.14*[.B24])" office:value-type="float" office:value="0.917836839427723" calcext:value-type="float">
            <text:p>0.9178368394</text:p>
          </table:table-cell>
          <table:table-cell office:value-type="float" office:value="0.925033086482224" calcext:value-type="float">
            <text:p>0.9250330865</text:p>
          </table:table-cell>
          <table:table-cell office:value-type="float" office:value="0.917836834014193" calcext:value-type="float">
            <text:p>0.917836834</text:p>
          </table:table-cell>
          <table:table-cell office:value-type="float" office:value="0.734401826361071" calcext:value-type="float">
            <text:p>0.7344018264</text:p>
          </table:table-cell>
          <table:table-cell office:value-type="float" office:value="0.917836834014193" calcext:value-type="float">
            <text:p>0.91783683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9999990463257" calcext:value-type="float">
            <text:p>0.2599999905</text:p>
          </table:table-cell>
          <table:table-cell table:formula="of:=COS(3.14*[.B25])" office:value-type="float" office:value="0.684848927621342" calcext:value-type="float">
            <text:p>0.6848489276</text:p>
          </table:table-cell>
          <table:table-cell office:value-type="float" office:value="0.718185245545751" calcext:value-type="float">
            <text:p>0.7181852455</text:p>
          </table:table-cell>
          <table:table-cell office:value-type="float" office:value="0.684848907746395" calcext:value-type="float">
            <text:p>0.6848489077</text:p>
          </table:table-cell>
          <table:table-cell office:value-type="float" office:value="0.348482871219991" calcext:value-type="float">
            <text:p>0.3484828712</text:p>
          </table:table-cell>
          <table:table-cell office:value-type="float" office:value="0.684848907746395" calcext:value-type="float">
            <text:p>0.684848907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29999971389771" calcext:value-type="float">
            <text:p>0.5299999714</text:p>
          </table:table-cell>
          <table:table-cell table:formula="of:=COS(3.14*[.B26])" office:value-type="float" office:value="-0.0932678302184649" calcext:value-type="float">
            <text:p>-0.0932678302</text:p>
          </table:table-cell>
          <table:table-cell table:style-name="ce4" office:value-type="float" office:value="-0.136665764357889" calcext:value-type="float">
            <text:p>-1.37E-01</text:p>
          </table:table-cell>
          <table:table-cell table:style-name="ce4" office:value-type="float" office:value="-0.0932678855753188" calcext:value-type="float">
            <text:p>-9.33E-02</text:p>
          </table:table-cell>
          <table:table-cell office:value-type="float" office:value="-0.747259894358776" calcext:value-type="float">
            <text:p>-0.7472598944</text:p>
          </table:table-cell>
          <table:table-cell table:style-name="ce4" office:value-type="float" office:value="-0.0932678855753188" calcext:value-type="float">
            <text:p>-9.33E-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59999990463257" calcext:value-type="float">
            <text:p>0.7599999905</text:p>
          </table:table-cell>
          <table:table-cell table:formula="of:=COS(3.14*[.B27])" office:value-type="float" office:value="-0.72813948582097" calcext:value-type="float">
            <text:p>-0.7281394858</text:p>
          </table:table-cell>
          <table:table-cell office:value-type="float" office:value="-1.3799888333509" calcext:value-type="float">
            <text:p>-1.3799888334</text:p>
          </table:table-cell>
          <table:table-cell table:style-name="ce4" office:value-type="float" office:value="-0.728139540468281" calcext:value-type="float">
            <text:p>-7.28E-01</text:p>
          </table:table-cell>
          <table:table-cell office:value-type="float" office:value="-1.65270186346683" calcext:value-type="float">
            <text:p>-1.6527018635</text:p>
          </table:table-cell>
          <table:table-cell office:value-type="float" office:value="-0.728139540468281" calcext:value-type="float">
            <text:p>-0.72813954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1:12:53.145288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06:37:37.034998858</meta:creation-date>
    <dc:date>2017-11-01T13:40:41.121932352</dc:date>
    <meta:editing-duration>PT2H5M53S</meta:editing-duration>
    <meta:editing-cycles>17</meta:editing-cycles>
    <meta:generator>LibreOffice/5.1.6.2$Linux_X86_64 LibreOffice_project/10m0$Build-2</meta:generator>
    <meta:document-statistic meta:table-count="1" meta:cell-count="158" meta:object-count="0"/>
  </office:meta>
</office:document-meta>
</file>